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7.9965in"/>
    </style:style>
    <style:style style:name="co5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3.069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in"/>
      <style:text-properties style:language-asian="en" style:country-asian="US" style:language-complex="en" style:country-complex="US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language-asian="en" style:country-asian="US" style:language-complex="en" style:country-complex="US"/>
    </style:style>
    <style:style style:name="T1" style:family="tex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 fo:font-size="10pt" fo:language="en" fo:country="US" style:font-name-asian="Courier New" style:font-size-asian="10pt" style:font-name-complex="Courier New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office:value-type="string">
            <text:p>SubComponent</text:p>
          </table:table-cell>
          <table:table-cell office:value-type="string">
            <text:p>Damage type per-hit</text:p>
          </table:table-cell>
          <table:table-cell office:value-type="string">
            <text:p>Effect</text:p>
          </table:table-cell>
          <table:table-cell office:value-type="string">
            <text:p>Bonus</text:p>
          </table:table-cell>
          <table:table-cell/>
          <table:table-cell table:style-name="ce2" office:value-type="string">
            <text:p>Note 1. Engine damage is in quarters. &gt; 75% HP, thrust is reduced from damage, relative to HP. 85% HP = 15% thrust reduction</text:p>
          </table:table-cell>
          <table:table-cell table:number-columns-repeated="2"/>
        </table:table-row>
        <table:table-row table:style-name="ro2">
          <table:table-cell table:style-name="ce1" office:value-type="string">
            <text:p>Radar</text:p>
          </table:table-cell>
          <table:table-cell table:style-name="ce1" office:value-type="string">
            <text:p>% Chance</text:p>
          </table:table-cell>
          <table:table-cell table:style-name="ce3" office:value-type="string">
            <text:p>reduce detection capability – is a curve. Have <text:s/>%change of bricking instead?</text:p>
          </table:table-cell>
          <table:table-cell office:value-type="string">
            <text:p>AP</text:p>
          </table:table-cell>
          <table:table-cell/>
          <table:table-cell table:style-name="ce2" office:value-type="string">
            <text:p>&gt;50% fuel consumption increases as well. </text:p>
          </table:table-cell>
          <table:table-cell table:number-columns-repeated="2"/>
        </table:table-row>
        <table:table-row table:style-name="ro2">
          <table:table-cell table:style-name="ce1" office:value-type="string">
            <text:p>Jammer</text:p>
          </table:table-cell>
          <table:table-cell table:style-name="ce1" office:value-type="string">
            <text:p>% Chance</text:p>
          </table:table-cell>
          <table:table-cell table:style-name="ce1" office:value-type="string">
            <text:p>reduce effectiveness – jammerStrength, lockBreakerStrength, rcsReductionFactor</text:p>
          </table:table-cell>
          <table:table-cell table:style-name="Default" office:value-type="string">
            <text:p>AP</text:p>
          </table:table-cell>
          <table:table-cell/>
          <table:table-cell table:style-name="ce2" office:value-type="string">
            <text:p>&gt;25% Engine is on fire, adds additional flat fuel reduction/s until engine destruction 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amera</text:p>
          </table:table-cell>
          <table:table-cell table:style-name="ce1" office:value-type="string">
            <text:p>% Chance</text:p>
          </table:table-cell>
          <table:table-cell table:style-name="ce1" office:value-type="string">
            <text:p>% chance of bricking?</text:p>
          </table:table-cell>
          <table:table-cell table:style-name="Default" office:value-type="string">
            <text:p>AP</text:p>
          </table:table-cell>
          <table:table-cell/>
          <table:table-cell table:style-name="ce2" office:value-type="string">
            <text:p>&lt;25% flameout, engine cannot be restarted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AS</text:p>
          </table:table-cell>
          <table:table-cell table:style-name="ce1" office:value-type="string">
            <text:p>% Chance</text:p>
          </table:table-cell>
          <table:table-cell table:style-name="ce3" office:value-type="string">
            <text:p>torque reduction XYZ axis. Percentage reduction per hit. Alternatively, low % chance to gyro crit. N crits bricks SAS</text:p>
          </table:table-cell>
          <table:table-cell office:value-type="string">
            <text:p>AP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>
            <text:p>Cockpit</text:p>
          </table:table-cell>
          <table:table-cell table:style-name="ce1" office:value-type="string">
            <text:p>% Chance</text:p>
          </table:table-cell>
          <table:table-cell table:style-name="ce3" office:value-type="string">
            <text:p>pilot kill – thinking 100/(10*cockpit mass[to extrapolate size, get bounds() doesn't work for AP+]) % chance per hit</text:p>
          </table:table-cell>
          <table:table-cell office:value-type="string">
            <text:p>AP</text:p>
          </table:table-cell>
          <table:table-cell/>
          <table:table-cell table:style-name="ce2" office:value-type="string">
            <text:p>Note 2. If hit by penetrating round, tank begins to leak, rate dependent on caliber of penetrating round, for 10-20 sec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% Chance</text:p>
          </table:table-cell>
          <table:table-cell office:value-type="string">
            <text:p>view range reduction – instrument damage/cockpit glass full of bulletholes. 100/(20*mass) % chance? Cap at minimum of 3k</text:p>
          </table:table-cell>
          <table:table-cell office:value-type="string">
            <text:p>AP</text:p>
          </table:table-cell>
          <table:table-cell/>
          <table:table-cell office:value-type="string">
            <text:p>If leak times out, it ends. Getting hit again will start another leak.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% Chance</text:p>
          </table:table-cell>
          <table:table-cell table:style-name="ce3" office:value-type="string">
            <text:p>steer limiter reduction or damping reduction – sim control damage. 100/(20*mass) % chance?</text:p>
          </table:table-cell>
          <table:table-cell office:value-type="string">
            <text:p>HE</text:p>
          </table:table-cell>
          <table:table-cell/>
          <table:table-cell office:value-type="string">
            <text:p>If hit again with an active leak moves to stage 2</text:p>
          </table:table-cell>
          <table:table-cell table:number-columns-repeated="2"/>
        </table:table-row>
        <table:table-row table:style-name="ro2">
          <table:table-cell office:value-type="string">
            <text:p>Drone Core</text:p>
          </table:table-cell>
          <table:table-cell office:value-type="string">
            <text:p>% Chance</text:p>
          </table:table-cell>
          <table:table-cell office:value-type="string">
            <text:p>view range reduction – sensor damage. Min view range not capped</text:p>
          </table:table-cell>
          <table:table-cell office:value-type="string">
            <text:p>AP</text:p>
          </table:table-cell>
          <table:table-cell/>
          <table:table-cell office:value-type="string">
            <text:p>if the round penetrates and is AP, 1/6 chance of ignition. IF round is HE/incindiary, guaranteed ignition</text:p>
          </table:table-cell>
          <table:table-cell table:number-columns-repeated="2"/>
        </table:table-row>
        <table:table-row table:style-name="ro4">
          <table:table-cell table:style-name="ce1" office:value-type="string">
            <text:p>Intake</text:p>
          </table:table-cell>
          <table:table-cell table:style-name="ce1" office:value-type="string">
            <text:p>Guaranteed</text:p>
          </table:table-cell>
          <table:table-cell table:style-name="ce4" office:value-type="string">
            <text:p><text:span text:style-name="T1">intakeSpeed</text:span><text:span text:style-name="T2"> reduction – less passive suction; </text:span><text:span text:style-name="T1">area </text:span><text:span text:style-name="T3">reduction...?</text:span></text:p>
          </table:table-cell>
          <table:table-cell table:style-name="ce6" office:value-type="string">
            <text:p>HE</text:p>
          </table:table-cell>
          <table:table-cell/>
          <table:table-cell table:style-name="ce2" office:value-type="string">
            <text:p>If leak timer is T+ 0.5 sec, and hit by a second round that a) penetrates and b) is HE or incendiary, tank catches fir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Wing</text:p>
          </table:table-cell>
          <table:table-cell table:style-name="ce1" office:value-type="string">
            <text:p>Guaranteed</text:p>
          </table:table-cell>
          <table:table-cell table:style-name="ce3" office:value-type="string">
            <text:p>lift reduction and drag, HE does bonus reduction/drag if penetration &gt; 1</text:p>
          </table:table-cell>
          <table:table-cell office:value-type="string">
            <text:p>HE</text:p>
          </table:table-cell>
          <table:table-cell/>
          <table:table-cell table:style-name="ce2" office:value-type="string">
            <text:p>if on fire, leak will no longer time out. Instead, if fuel tank &lt; 5% full, deplete fuel in tank until empty, then extinguish fire</text:p>
          </table:table-cell>
          <table:table-cell table:number-columns-repeated="2"/>
        </table:table-row>
        <table:table-row table:style-name="ro2">
          <table:table-cell table:style-name="ce1" office:value-type="string">
            <text:p>Ctrl. Surface</text:p>
          </table:table-cell>
          <table:table-cell table:style-name="ce1" office:value-type="string">
            <text:p>Guaranteed, % chance</text:p>
          </table:table-cell>
          <table:table-cell table:style-name="ce3" office:value-type="string">
            <text:p>lift reduction/drag. 10 % chance of actuation range reduction if actuation range &gt; abs. 1 and round penetration &gt; 1</text:p>
          </table:table-cell>
          <table:table-cell office:value-type="string">
            <text:p>HE</text:p>
          </table:table-cell>
          <table:table-cell/>
          <table:table-cell table:style-name="ce2" office:value-type="string">
            <text:p>if tank is &lt; 15% full, deplete fuel quantity until 15%, then detonate with a tntMass equivalent derived from remaining fuel</text:p>
          </table:table-cell>
          <table:table-cell table:number-columns-repeated="2"/>
        </table:table-row>
        <table:table-row table:style-name="ro2">
          <table:table-cell table:style-name="ce1" office:value-type="string">
            <text:p>engine</text:p>
          </table:table-cell>
          <table:table-cell table:style-name="ce1" office:value-type="string">
            <text:p>Guaranteed</text:p>
          </table:table-cell>
          <table:table-cell table:style-name="ce3" office:value-type="string">
            <text:p>4 stages of damage. thrust reduction &gt; increased fuel use &gt; engine fire &gt; bricked</text:p>
          </table:table-cell>
          <table:table-cell office:value-type="string">
            <text:p>AP</text:p>
          </table:table-cell>
          <table:table-cell office:value-type="string">
            <text:p>Note 1</text:p>
          </table:table-cell>
          <table:table-cell office:value-type="string">
            <text:p>N-1 was 680t kerolox, 15% burned – 102 tons, est yield 2.5TJ – 0.65kT LF/O gel is 6x tnt? That seems high</text:p>
          </table:table-cell>
          <table:table-cell table:number-columns-repeated="2"/>
        </table:table-row>
        <table:table-row table:style-name="ro2">
          <table:table-cell table:style-name="ce1" office:value-type="string">
            <text:p>Engine gimbal</text:p>
          </table:table-cell>
          <table:table-cell table:style-name="ce1" office:value-type="string">
            <text:p>% Chance</text:p>
          </table:table-cell>
          <table:table-cell table:style-name="ce3" office:value-type="string">
            <text:p>Low % chance per hit of gimbal range reduction</text:p>
          </table:table-cell>
          <table:table-cell office:value-type="string">
            <text:p>HE</text:p>
          </table:table-cell>
          <table:table-cell/>
          <table:table-cell table:style-name="ce2" office:value-type="string">
            <text:p>kerosene has energy density of 43.1MJ/kg, requires oxidizer. From what I can find, ideal mix ratio of RP-1/oxidizer is about 9.464MJ/kg</text:p>
          </table:table-cell>
          <table:table-cell table:number-columns-repeated="2"/>
        </table:table-row>
        <table:table-row table:style-name="ro2">
          <table:table-cell table:style-name="ce1" office:value-type="string">
            <text:p>Fuel Tank</text:p>
          </table:table-cell>
          <table:table-cell table:style-name="ce1" office:value-type="string">
            <text:p>Guaranteed</text:p>
          </table:table-cell>
          <table:table-cell table:style-name="ce3" office:value-type="string">
            <text:p>3 stages of damage. Leak &gt; fire &gt; detonation/extinguish, dependent on fuel remaining %. Detonation on part destruction</text:p>
          </table:table-cell>
          <table:table-cell office:value-type="string">
            <text:p>AP/HE</text:p>
          </table:table-cell>
          <table:table-cell office:value-type="string">
            <text:p>Note 2</text:p>
          </table:table-cell>
          <table:table-cell table:style-name="ce2" office:value-type="string">
            <text:p>2x tntmass? Still seems high. 15% full Mk1 LF tank is 60 LF, @5kg/unit, 300kg,x.2 = 60</text:p>
          </table:table-cell>
          <table:table-cell table:number-columns-repeated="2"/>
        </table:table-row>
        <table:table-row table:style-name="ro2">
          <table:table-cell office:value-type="string">
            <text:p>Ammo Box</text:p>
          </table:table-cell>
          <table:table-cell office:value-type="string">
            <text:p>% Chance</text:p>
          </table:table-cell>
          <table:table-cell office:value-type="string">
            <text:p>Detonation on part destruction. %chance on hit (25%?) of Ammo Explosion Crit</text:p>
          </table:table-cell>
          <table:table-cell office:value-type="string">
            <text:p>AP</text:p>
          </table:table-cell>
          <table:table-cell office:value-type="string">
            <text:p>Note 3</text:p>
          </table:table-cell>
          <table:table-cell office:value-type="string">
            <text:p>Just do LF amount = tntmass until I get better numbers. </text:p>
          </table:table-cell>
          <table:table-cell table:number-columns-repeated="2"/>
        </table:table-row>
        <table:table-row table:style-name="ro3">
          <table:table-cell table:style-name="ce1" office:value-type="string">
            <text:p>Battery</text:p>
          </table:table-cell>
          <table:table-cell table:style-name="ce1" office:value-type="string">
            <text:p>% Chance</text:p>
          </table:table-cell>
          <table:table-cell table:style-name="ce3" office:value-type="string">
            <text:p>battery catches fire, draining EC. After 20 sec, battery explodes, tntMass = 1/100<text:span text:style-name="T4">th</text:span> part mass</text:p>
          </table:table-cell>
          <table:table-cell table:number-columns-repeated="2"/>
          <table:table-cell table:style-name="ce2" office:value-type="string">
            <text:p>how does the presence of oxidizer change things? If I'm pulling numbers out of my ass, lets have it be tntmass = LF qty.+O qty.*1.5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Guaranteed</text:p>
          </table:table-cell>
          <table:table-cell office:value-type="string">
            <text:p>This procs the effect every hit</text:p>
          </table:table-cell>
          <table:table-cell table:number-columns-repeated="2"/>
          <table:table-cell table:style-name="ce2" office:value-type="string">
            <text:p>Note 3. upon detonation, get resource quantity, and resource density. 25% propellant by mass in average cartridge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%Chance</text:p>
          </table:table-cell>
          <table:table-cell office:value-type="string">
            <text:p>If a part takes less than 10% total HP in damage in a hit, 10% base chance, adjustable</text:p>
          </table:table-cell>
          <table:table-cell table:number-columns-repeated="2"/>
          <table:table-cell table:style-name="ce2" office:value-type="string">
            <text:p>Detonate with a tntmass of (Ammo left*ammo density/4)*1.5(double-base smokeless powder has a TNT equivalent rating of 1.5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f a part takes more than 10% damage in a hit, base chance * damage magnitude (part thakes 80% in one hit – 80% proc chance</text:p>
          </table:table-cell>
          <table:table-cell table:number-columns-repeated="2"/>
          <table:table-cell table:style-name="ce2" office:value-type="string">
            <text:p>a full box of 20mm ammo would yield ((350*0.259)/6) =~15.1kg propellant, equivilent to 22.66kg tntmass 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>
            <text:p>if <text:span text:style-name="T5">damagepct &gt; 10, PctChance = basechance * (</text:span>damagepct/10)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have lift damage to wings adjustable slider (lift loss per hit amount)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>
            <text:p>have damage to engines be adjustable slider (thrust loss per hit amount) 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>
            <text:p>have engine kill threshhold be ajdustable slider (what % damage kills engines). 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ce5" office:value-type="string">
            <text:p>damage to subsystems be adjustable slider (global, or per setting?)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% chance slider, default 10. have as global setting for now instead of individual per subsystem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damage toggles - 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-SubSystems - SAS/Radar/ECM/Camera - stuff that is non-essential to fligh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**Have single toggle for all subsystems, instead of per component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-Resource Tanks damage - can leak, burn // LF, O, MP, EC</text:p>
          </table:table-cell>
          <table:table-cell table:style-name="Default"/>
          <table:table-cell/>
          <table:table-cell office:value-type="string">
            <text:p>-sensor degradation (maxviewrange reduction?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**leak rate, leak duration modifiers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**Fires allowed toggle – can tanks catch fire, explode</text:p>
          </table:table-cell>
          <table:table-cell table:style-name="Default"/>
          <table:table-cell/>
          <table:table-cell office:value-type="string">
            <text:p>-pilot death - chance per hit of death? kerb has HP that gets depleted per shot, but kerbs smaller that 'pits, not every hit would hit kerbs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Doing some rough modelling, any particular round has a 10% chance to pass through a voulme of cockpit occupied by a kerbal, assuming armor penetratio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-Ammo Bin explosions</text:p>
          </table:table-cell>
          <table:table-cell table:style-name="Default"/>
          <table:table-cell/>
          <table:table-cell office:value-type="string">
            <text:p>10% = 10-15 rounds equals kerb hit. vulcandoes ~125dam/hit, mk1 cockpits have 700-1000 hp - 5-8 rounds to kill. How to account for larger cockpits? Mk3 shuttlepit woun't be 1 in 10. mass scalar?, so 10% @ 1 ton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**Ammo Box explosion on death – guarantees ammosplosion when HP=0</text:p>
          </table:table-cell>
          <table:table-cell table:style-name="Default"/>
          <table:table-cell/>
          <table:table-cell office:value-type="string">
            <text:p><text:s/>kerbHitChance = 1/(10*partmass)?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1 ton mk1 'pit = 10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-Engine damage</text:p>
          </table:table-cell>
          <table:table-cell table:style-name="Default"/>
          <table:table-cell/>
          <table:table-cell office:value-type="string">
            <text:p>2 ton mk2 'pit = 5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** intake damage toggle – can intake air/s be reduced</text:p>
          </table:table-cell>
          <table:table-cell table:style-name="Default"/>
          <table:table-cell/>
          <table:table-cell office:value-type="string">
            <text:p>3.5 ton mk3 'pit = 2.87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**Gimbal damage toggle – can gimbal be disabled?</text:p>
          </table:table-cell>
          <table:table-cell table:style-name="Default"/>
          <table:table-cell/>
          <table:table-cell office:value-type="string">
            <text:p>0.66ton landercan = 15% chanc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office:value-type="string">
            <text:p>-Aero Damage</text:p>
          </table:table-cell>
          <table:table-cell table:style-name="Default"/>
          <table:table-cell/>
          <table:table-cell office:value-type="string">
            <text:p>so pilot damage is 100/(Mathf.Clamp(10*cockpitmass), 1, 0.01)% chance of hit. 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**damage magnitude slider – lift loss/drag increase per hit multiplier</text:p>
          </table:table-cell>
          <table:table-cell table:style-name="Default"/>
          <table:table-cell/>
          <table:table-cell office:value-type="string">
            <text:p>Could have damage threshold - can only roll for pilot hit if cockpit HP &lt; x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**Actuator damage – can ctrl. Surface actuation get disabled?</text:p>
          </table:table-cell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-HE - standard damag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-Command Module Damage - maxViewrange/steerlimit reduction</text:p>
          </table:table-cell>
          <table:table-cell table:style-name="Default"/>
          <table:table-cell/>
          <table:table-cell office:value-type="string">
            <text:p>-AP - bonus (% chance?) to subsystem/engine/ cockpit(pilot)damag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>
            <text:p>**Pilot Death – can kerbals be cockpit sniped?</text:p>
          </table:table-cell>
          <table:table-cell table:style-name="Default"/>
          <table:table-cell/>
          <table:table-cell table:formula="of:=======================" office:value-type="string" office:string-value="Err:510">
            <text:p>Err:51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-incindiary ammo? - cooks off fueltanks, ammobins, hydraulic lines (crtl. srfs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Ammo bonuses?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AP: Bonus to subsystem/engine/cockpit/pilot damage</text:p>
          </table:table-cell>
          <table:table-cell/>
          <table:table-cell office:value-type="string">
            <text:p>16% chance of fire per hit</text:p>
          </table:table-cell>
        </table:table-row>
        <table:table-row table:style-name="ro2">
          <table:table-cell table:number-columns-repeated="2"/>
          <table:table-cell table:style-name="Default" office:value-type="string">
            <text:p>Fire damage toggle</text:p>
          </table:table-cell>
          <table:table-cell table:style-name="Default"/>
          <table:table-cell/>
          <table:table-cell office:value-type="string">
            <text:p>HE – bonus to wing damage/intake/ctrlsrf damage</text:p>
          </table:table-cell>
          <table:table-cell/>
          <table:table-cell office:value-type="string">
            <text:p>50% chance of fire?</text:p>
          </table:table-cell>
        </table:table-row>
        <table:table-row table:style-name="ro2">
          <table:table-cell table:number-columns-repeated="2"/>
          <table:table-cell table:style-name="Default" office:value-type="string">
            <text:p>**fires from tanks/engines/batteries will cause low DoT in addition to base effect</text:p>
          </table:table-cell>
          <table:table-cell table:style-name="Default"/>
          <table:table-cell/>
          <table:table-cell office:value-type="string">
            <text:p>Inc – bonus to ctrlsrf/intake damage</text:p>
          </table:table-cell>
          <table:table-cell office:value-type="string">
            <text:p>guaranteed to ignite tanks/ammoboxes on hit</text:p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office:value-type="string">
            <text:p>problem with incidiary rounds is needing to redo bulletdefs, AA weapons already generally firing incendiary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hanges to ModuleWeapon – 1721, BulletHitFX.CreateBulletHit</text:p>
          </table:table-cell>
          <table:table-cell table:number-columns-repeated="2"/>
          <table:table-cell office:value-type="string">
            <text:p>either with things like API or HEI rounds, or everything is a trace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DArmorySettings – all the new settings</text:p>
          </table:table-cell>
          <table:table-cell table:number-columns-repeated="2"/>
          <table:table-cell table:style-name="ce5" office:value-type="string">
            <text:p>That, and adding another field to bullet defs is going to break everything, again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BulletHitFX – new fuelleak, fire code</text:p>
          </table:table-cell>
          <table:table-cell table:number-columns-repeated="2"/>
          <table:table-cell office:value-type="string">
            <text:p>Actually no, the new bulletinfo parse means I can add new fields and not have it NR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dds FireFX and FuelLeakFX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Adds ModuleDrainFuel</text:p>
          </table:table-cell>
          <table:table-cell table:number-columns-repeated="2"/>
          <table:table-cell office:value-type="string">
            <text:p>AP: --Damage, ++Penetration, ++Crit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hanges to PooledBullet – line 535, 739, 847 – BulletHitFX.Create...</text:p>
          </table:table-cell>
          <table:table-cell table:number-columns-repeated="2"/>
          <table:table-cell office:value-type="string">
            <text:p>Inc: Damage, Penetration, ++DoT, ++Fires</text:p>
          </table:table-cell>
          <table:table-cell office:value-type="string">
            <text:p>middle of the road in terms of damage and penetration, guaranteed fueltank/ammo ignition. Problem is nothing is configured for i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rt Extensions – line 5 – using Bdarmory.Modules, 151, 170 – add penetration float, explosive bool</text:p>
          </table:table-cell>
          <table:table-cell table:number-columns-repeated="2"/>
          <table:table-cell office:value-type="string">
            <text:p>HE: ++Damage, --Penetration, ++AoE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Laser: ?? Lasers are ablative, not penetrative 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Can always add lasers being able to cause crits. For now though, being unable to crit balances out 5km range and hitscan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office:value-type="string">
            <text:p>have fires – fueltank/engine/battery – do low DoT to part, adjacent parts?</text:p>
          </table:table-cell>
          <table:table-cell table:number-columns-repeated="2"/>
        </table:table-row>
        <table:table-row table:style-name="ro2" table:number-rows-repeated="104850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01/24/2021</text:date>, <text:time>16:3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01:55.40</meta:creation-date>
    <dc:date>2021-01-24T16:30:38.71</dc:date>
    <meta:editing-duration>PT16H5M5S</meta:editing-duration>
    <meta:editing-cycles>11</meta:editing-cycles>
    <meta:generator>OpenOffice/4.0.1$Win32 OpenOffice.org_project/401m5$Build-9714</meta:generator>
    <meta:document-statistic meta:table-count="3" meta:cell-count="156" meta:object-count="0"/>
  </office:meta>
</office:document-meta>
</file>